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7080000051406B86DB9018F6764.png" manifest:media-type="image/png"/>
  <manifest:file-entry manifest:full-path="Pictures/1000000100000510000003A8A84808B5FD054C1B.png" manifest:media-type="image/png"/>
  <manifest:file-entry manifest:full-path="Pictures/100000010000020E000003C08321DA826B6C31F7.png" manifest:media-type="image/png"/>
  <manifest:file-entry manifest:full-path="Pictures/1000000100000240000004809336EE1BC8ADDC7E.png" manifest:media-type="image/png"/>
  <manifest:file-entry manifest:full-path="Pictures/100000010000005A00000067AB9ECDE0FC94A07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41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49cm, 4.943cm, 0cm, 6.12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05cm, 0cm, 9.546cm, 42.29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6cm" svg:height="2.032cm" svg:x="1.019cm" svg:y="12.028cm">
          <draw:image xlink:href="Pictures/100000010000005A00000067AB9ECDE0FC94A07E.png" xlink:type="simple" xlink:show="embed" xlink:actuate="onLoad" draw:mime-type="image/png">
            <text:p/>
          </draw:image>
        </draw:frame>
        <draw:frame draw:style-name="gr1" draw:text-style-name="P1" draw:layer="layout" svg:width="7.493cm" svg:height="14.986cm" svg:x="9.161cm" svg:y="0.954cm">
          <draw:image xlink:href="Pictures/1000000100000240000004809336EE1BC8ADDC7E.png" xlink:type="simple" xlink:show="embed" xlink:actuate="onLoad" draw:mime-type="image/png">
            <text:p/>
          </draw:image>
        </draw:frame>
        <draw:frame draw:style-name="gr1" draw:text-style-name="P1" draw:layer="layout" svg:width="7.455cm" svg:height="13.608cm" svg:x="1.608cm" svg:y="1.635cm">
          <draw:image xlink:href="Pictures/100000010000020E000003C08321DA826B6C31F7.png" xlink:type="simple" xlink:show="embed" xlink:actuate="onLoad" draw:mime-type="image/png">
            <text:p/>
          </draw:image>
        </draw:frame>
        <draw:frame draw:style-name="gr2" draw:text-style-name="P2" draw:layer="layout" svg:width="1.018cm" svg:height="0.683cm" svg:x="5.098cm" svg:y="1.335cm">
          <draw:text-box>
            <text:p><text:span text:style-name="T1">FF</text:span></text:p>
          </draw:text-box>
        </draw:frame>
        <draw:frame draw:style-name="gr2" draw:text-style-name="P2" draw:layer="layout" svg:width="1.018cm" svg:height="0.683cm" svg:x="6.998cm" svg:y="1.036cm">
          <draw:text-box>
            <text:p><text:span text:style-name="T1">FB</text:span></text:p>
          </draw:text-box>
        </draw:frame>
        <draw:frame draw:style-name="gr3" draw:text-style-name="P3" draw:layer="layout" svg:width="0.959cm" svg:height="0.878cm" svg:x="1.202cm" svg:y="1.343cm">
          <draw:text-box>
            <text:p><text:span text:style-name="T2">A</text:span></text:p>
          </draw:text-box>
        </draw:frame>
        <draw:frame draw:style-name="gr3" draw:text-style-name="P3" draw:layer="layout" svg:width="0.959cm" svg:height="0.878cm" svg:x="9.303cm" svg:y="1.343cm">
          <draw:text-box>
            <text:p><text:span text:style-name="T2">B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8.999cm" svg:height="13.72cm" svg:x="-0.95cm" svg:y="1.793cm">
          <draw:image xlink:href="Pictures/1000000100000510000003A8A84808B5FD054C1B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.776cm" svg:height="2.032cm" svg:x="1.019cm" svg:y="12.028cm">
          <draw:image xlink:href="Pictures/100000010000005A00000067AB9ECDE0FC94A07E.png" xlink:type="simple" xlink:show="embed" xlink:actuate="onLoad" draw:mime-type="image/png">
            <text:p/>
          </draw:image>
        </draw:frame>
        <draw:frame draw:style-name="gr1" draw:text-style-name="P1" draw:layer="layout" svg:width="7.493cm" svg:height="14.986cm" svg:x="9.161cm" svg:y="0.954cm">
          <draw:image xlink:href="Pictures/1000000100000240000004809336EE1BC8ADDC7E.png" xlink:type="simple" xlink:show="embed" xlink:actuate="onLoad" draw:mime-type="image/png">
            <text:p/>
          </draw:image>
        </draw:frame>
        <draw:frame draw:style-name="gr1" draw:text-style-name="P1" draw:layer="layout" svg:width="7.455cm" svg:height="13.608cm" svg:x="1.608cm" svg:y="1.635cm">
          <draw:image xlink:href="Pictures/100000010000020E000003C08321DA826B6C31F7.png" xlink:type="simple" xlink:show="embed" xlink:actuate="onLoad" draw:mime-type="image/png">
            <text:p/>
          </draw:image>
        </draw:frame>
        <draw:frame draw:style-name="gr2" draw:text-style-name="P2" draw:layer="layout" svg:width="1.018cm" svg:height="0.683cm" svg:x="5.098cm" svg:y="1.335cm">
          <draw:text-box>
            <text:p><text:span text:style-name="T1">FF</text:span></text:p>
          </draw:text-box>
        </draw:frame>
        <draw:frame draw:style-name="gr2" draw:text-style-name="P2" draw:layer="layout" svg:width="1.018cm" svg:height="0.683cm" svg:x="6.998cm" svg:y="1.036cm">
          <draw:text-box>
            <text:p><text:span text:style-name="T1">FB</text:span></text:p>
          </draw:text-box>
        </draw:frame>
        <draw:frame draw:style-name="gr3" draw:text-style-name="P3" draw:layer="layout" svg:width="0.959cm" svg:height="0.878cm" svg:x="1.202cm" svg:y="0.943cm">
          <draw:text-box>
            <text:p><text:span text:style-name="T2">A</text:span></text:p>
          </draw:text-box>
        </draw:frame>
        <draw:frame draw:style-name="gr3" draw:text-style-name="P3" draw:layer="layout" svg:width="0.959cm" svg:height="0.878cm" svg:x="9.303cm" svg:y="0.943cm">
          <draw:text-box>
            <text:p><text:span text:style-name="T2">B</text:span></text:p>
          </draw:text-box>
        </draw:frame>
        <draw:frame draw:style-name="gr4" draw:text-style-name="P1" draw:layer="layout" svg:width="11.383cm" svg:height="8.786cm" svg:x="-0.605cm" svg:y="14.82cm">
          <draw:image xlink:href="Pictures/1000000100000510000003A8A84808B5FD054C1B.png" xlink:type="simple" xlink:show="embed" xlink:actuate="onLoad" draw:mime-type="image/png">
            <text:p/>
          </draw:image>
        </draw:frame>
        <draw:frame draw:style-name="gr3" draw:text-style-name="P3" draw:layer="layout" svg:width="0.959cm" svg:height="0.878cm" svg:x="0.862cm" svg:y="15.097cm">
          <draw:text-box>
            <text:p><text:span text:style-name="T2">C</text:span></text:p>
          </draw:text-box>
        </draw:frame>
        <draw:frame draw:style-name="gr5" draw:text-style-name="P4" draw:layer="layout" svg:width="9.139cm" svg:height="8.194cm" svg:x="10.76cm" svg:y="15.351cm">
          <draw:image xlink:href="Pictures/10000001000007080000051406B86DB9018F6764.png" xlink:type="simple" xlink:show="embed" xlink:actuate="onLoad" draw:mime-type="image/png">
            <text:p/>
          </draw:image>
        </draw:frame>
        <draw:frame draw:style-name="gr6" draw:text-style-name="P1" draw:layer="layout" svg:width="0.909cm" svg:height="3.555cm" svg:x="9.552cm" svg:y="17.51cm">
          <draw:image xlink:href="Pictures/1000000100000510000003A8A84808B5FD054C1B.png" xlink:type="simple" xlink:show="embed" xlink:actuate="onLoad" draw:mime-type="image/png">
            <text:p/>
          </draw:image>
        </draw:frame>
        <draw:frame draw:style-name="gr3" draw:text-style-name="P3" draw:layer="layout" svg:width="0.959cm" svg:height="0.878cm" svg:x="10.363cm" svg:y="15.097cm">
          <draw:text-box>
            <text:p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6:20:13.053430996</meta:creation-date>
    <dc:date>2023-11-06T12:29:37.400436376</dc:date>
    <meta:editing-duration>PT7H54M57S</meta:editing-duration>
    <meta:editing-cycles>18</meta:editing-cycles>
    <meta:generator>LibreOffice/7.5.8.2$MacOSX_X86_64 LibreOffice_project/f718d63693263970429a68f568db6046aaa9df01</meta:generator>
    <meta:document-statistic meta:object-count="20"/>
  </office:meta>
</office:document-meta>
</file>